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2.612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5" style:family="graphic" style:parent-style-name="standard">
      <style:graphic-properties draw:textarea-horizontal-align="justify" draw:textarea-vertical-align="middle" draw:auto-grow-height="false" fo:min-height="2.154cm" fo:min-width="2.894cm"/>
    </style:style>
    <style:style style:name="gr6" style:family="graphic" style:parent-style-name="objectwithoutfill">
      <style:graphic-properties svg:stroke-width="0.6cm" svg:stroke-color="#00ff00" draw:marker-start-width="2cm" draw:marker-end-width="2cm" draw:fill="none" draw:textarea-vertical-align="middle" fo:padding-top="0.425cm" fo:padding-bottom="0.425cm" fo:padding-left="0.55cm" fo:padding-right="0.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9cm" svg:x="3.923cm" svg:y="3.259cm">
          <text:p text:style-name="P1"><text:span text:style-name="T1">Base ISO-Image</text:span></text:p>
          <text:p text:style-name="P1"><text:span text:style-name="T1">E.g. SLE-12-SP1.i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9cm" svg:x="8.023cm" svg:y="3.259cm">
          <text:p text:style-name="P1"><text:span text:style-name="T1">Latest Packages from </text:span></text:p>
          <text:p text:style-name="P1"><text:span text:style-name="T1">IBS/OBS</text:span></text:p>
          <text:p text:style-name="P1"><text:span text:style-name="T1">E.g. YaST reposi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9cm" svg:x="12.023cm" svg:y="3.259cm">
          <text:p text:style-name="P1"><text:span text:style-name="T1">Local test packages</text:span></text:p>
          <text:p text:style-name="P1"><text:span text:style-name="T1">(optiona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3.3cm" svg:x="4.423cm" svg:y="6.559cm">
          <text:p text:style-name="P1"><text:span text:style-name="T1">Generating a test ISO</text:span></text:p>
          <text:p text:style-name="P1"><text:span text:style-name="T1">image with mksuse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1.2cm" svg:x="11.023cm" svg:y="7.6cm">
          <text:p text:style-name="P1"><text:span text:style-name="T1"/></text:p>
          <text:p text:style-name="P1"><text:span text:style-name="T1">Test ISO image</text:span></text:p>
          <text:p text:style-name="P1"><text:span text:style-name="T1">kiwi/iso/obs.is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1.3cm" svg:x="11.023cm" svg:y="9.659cm">
          <text:p text:style-name="P1"><text:span text:style-name="T1"/></text:p>
          <text:p text:style-name="P1"><text:span text:style-name="T1">AutoYaST descr. file</text:span><text:span text:style-name="T1"><text:line-break/></text:span><text:span text:style-name="T1">E.g. test/sles12.xml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8cm" svg:height="3.4cm" svg:x="17.223cm" svg:y="7.565cm">
          <text:p text:style-name="P1"><text:span text:style-name="T2">Installing a virtual</text:span></text:p>
          <text:p text:style-name="P1"><text:span text:style-name="T2"><text:s/></text:span><text:span text:style-name="T2">machine via</text:span></text:p>
          <text:p text:style-name="P1"><text:span text:style-name="T2"><text:s/></text:span><text:span text:style-name="T2">AutoY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cm" svg:height="1.3cm" svg:x="17.723cm" svg:y="12.259cm">
          <text:p text:style-name="P1"><text:span text:style-name="T1"/></text:p>
          <text:p text:style-name="P1"><text:span text:style-name="T1">Bootable Vagrant imag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9cm" svg:height="1.3cm" svg:x="11.023cm" svg:y="12.259cm">
          <text:p text:style-name="P1"><text:span text:style-name="T1"/></text:p>
          <text:p text:style-name="P1"><text:span text:style-name="T1">RSpec testfile</text:span><text:span text:style-name="T1"><text:line-break/></text:span><text:span text:style-name="T1">E.g. test/sles12.rb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cm" svg:height="3.3cm" svg:x="14.123cm" svg:y="15.159cm">
          <text:p text:style-name="P1"><text:span text:style-name="T1">Booting the Vagrant</text:span></text:p>
          <text:p text:style-name="P1"><text:span text:style-name="T1">image and running tests</text:span></text:p>
          <text:p text:style-name="P1"><text:span text:style-name="T1">described in the</text:span></text:p>
          <text:p text:style-name="P1"><text:span text:style-name="T1">Rspec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64cm" svg:height="1.608cm" draw:transform="rotate (-0.982794901798007) translate (24.9828475603998cm 14.2387702675329cm)" svg:viewBox="0 0 1065 1609" svg:d="M0 1394c336-64 669 345 946 171 362-227-207-567-318-847l-58-392-65-326">
          <text:p/>
        </draw:path>
        <draw:line draw:style-name="gr7" draw:text-style-name="P1" draw:layer="layout" svg:x1="23.123cm" svg:y1="16.759cm" svg:x2="25.623cm" svg:y2="16.759cm">
          <text:p/>
        </draw:line>
        <draw:line draw:style-name="gr8" draw:text-style-name="P1" draw:layer="layout" svg:x1="23.617cm" svg:y1="17.171cm" svg:x2="25.017cm" svg:y2="18.471cm">
          <text:p/>
        </draw:line>
        <draw:line draw:style-name="gr9" draw:text-style-name="P1" draw:layer="layout" svg:x1="23.617cm" svg:y1="18.471cm" svg:x2="24.917cm" svg:y2="17.171cm">
          <text:p/>
        </draw:line>
        <draw:line draw:style-name="gr10" draw:text-style-name="P1" draw:layer="layout" svg:x1="5.723cm" svg:y1="5.159cm" svg:x2="6.523cm" svg:y2="6.459cm">
          <text:p/>
        </draw:line>
        <draw:line draw:style-name="gr10" draw:text-style-name="P1" draw:layer="layout" svg:x1="9.823cm" svg:y1="5.159cm" svg:x2="7.723cm" svg:y2="6.559cm">
          <text:p/>
        </draw:line>
        <draw:line draw:style-name="gr10" draw:text-style-name="P1" draw:layer="layout" svg:x1="14.023cm" svg:y1="5.259cm" svg:x2="8.605cm" svg:y2="6.994cm">
          <text:p/>
        </draw:line>
        <draw:line draw:style-name="gr10" draw:text-style-name="P1" draw:layer="layout" svg:x1="9.023cm" svg:y1="8.159cm" svg:x2="11.023cm" svg:y2="8.159cm">
          <text:p/>
        </draw:line>
        <draw:line draw:style-name="gr10" draw:text-style-name="P1" draw:layer="layout" svg:x1="15.023cm" svg:y1="8.159cm" svg:x2="17.323cm" svg:y2="8.759cm">
          <text:p/>
        </draw:line>
        <draw:line draw:style-name="gr10" draw:text-style-name="P1" draw:layer="layout" svg:x1="15.023cm" svg:y1="10.359cm" svg:x2="17.223cm" svg:y2="9.759cm">
          <text:p/>
        </draw:line>
        <draw:line draw:style-name="gr10" draw:text-style-name="P1" draw:layer="layout" svg:x1="19.623cm" svg:y1="11.159cm" svg:x2="19.623cm" svg:y2="12.159cm">
          <text:p/>
        </draw:line>
        <draw:line draw:style-name="gr10" draw:text-style-name="P1" draw:layer="layout" svg:x1="12.923cm" svg:y1="13.559cm" svg:x2="14.723cm" svg:y2="15.559cm">
          <text:p/>
        </draw:line>
        <draw:line draw:style-name="gr10" draw:text-style-name="P1" draw:layer="layout" svg:x1="19.623cm" svg:y1="13.659cm" svg:x2="17.923cm" svg:y2="15.559cm">
          <text:p/>
        </draw:line>
        <draw:line draw:style-name="gr10" draw:text-style-name="P1" draw:layer="layout" svg:x1="18.723cm" svg:y1="16.859cm" svg:x2="22.023cm" svg:y2="16.859cm">
          <text:p/>
        </draw:line>
        <draw:frame draw:style-name="gr11" draw:layer="layout" svg:width="13.6cm" svg:height="1.1cm" svg:x="11.023cm" svg:y="1.559cm">
          <draw:text-box>
            <text:p>AutoYaST Integration Tes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0:05:54.651543255</meta:creation-date>
    <dc:date>2015-11-10T13:21:29.330398256</dc:date>
    <meta:editing-duration>PT14M19S</meta:editing-duration>
    <meta:editing-cycles>1</meta:editing-cycles>
    <meta:document-statistic meta:object-count="25"/>
    <meta:generator>LibreOffice/4.3.7.2$Linux_X86_64 LibreOffice_project/430m0$Build-2</meta:generator>
  </office:meta>
</office:document-meta>
</file>